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ELIPE CHAGAS</text:p>
          </table:table-cell>
          <table:table-cell office:value-type="string" table:style-name="ce5">
            <text:p>MELHORADA</text:p>
          </table:table-cell>
          <table:table-cell office:value-type="float" office:value="53991942753" table:style-name="ce5">
            <text:p>53991942753</text:p>
          </table:table-cell>
          <table:table-cell office:value-type="date" office:date-value="2025-02-25T00:00:00" table:style-name="ce6">
            <text:p>25/02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UM <text:s/>Nº53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ADRIANA MATIAS TEDESCO</text:p>
          </table:table-cell>
          <table:table-cell office:value-type="string" table:style-name="ce5">
            <text:p>MELHORADA</text:p>
          </table:table-cell>
          <table:table-cell office:value-type="float" office:value="53984753657" table:style-name="ce5">
            <text:p>53984753657</text:p>
          </table:table-cell>
          <table:table-cell office:value-type="date" office:date-value="2025-02-25T00:00:00" table:style-name="ce6">
            <text:p>25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MARCILIO DIAS <text:s/>Nº35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ARIA DE FATIMA OLIVEIRA ALBUQUERQUE</text:p>
          </table:table-cell>
          <table:table-cell office:value-type="string" table:style-name="ce5">
            <text:p>MELHORADA</text:p>
          </table:table-cell>
          <table:table-cell office:value-type="float" office:value="53984623856" table:style-name="ce5">
            <text:p>53984623856</text:p>
          </table:table-cell>
          <table:table-cell office:value-type="date" office:date-value="2025-02-26T00:00:00" table:style-name="ce6">
            <text:p>26/02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AVENIDA ADOLFO FETTER <text:s/>Nº833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VID LEONARDO DOS SANTOS RODRIGUES</text:p>
          </table:table-cell>
          <table:table-cell office:value-type="string" table:style-name="ce5">
            <text:p>MELHORADA</text:p>
          </table:table-cell>
          <table:table-cell office:value-type="float" office:value="53991858796" table:style-name="ce5">
            <text:p>53991858796</text:p>
          </table:table-cell>
          <table:table-cell office:value-type="date" office:date-value="2025-02-26T00:00:00" table:style-name="ce6">
            <text:p>26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PASSEIO NOVE <text:s/>Nº4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OIDES SILVA DE OLIVEIRA</text:p>
          </table:table-cell>
          <table:table-cell office:value-type="string" table:style-name="ce5">
            <text:p>MELHORADA</text:p>
          </table:table-cell>
          <table:table-cell office:value-type="float" office:value="53991079770" table:style-name="ce5">
            <text:p>53991079770</text:p>
          </table:table-cell>
          <table:table-cell office:value-type="date" office:date-value="2025-02-26T00:00:00" table:style-name="ce6">
            <text:p>26/02/25</text:p>
          </table:table-cell>
          <table:table-cell office:value-type="string" table:style-name="ce5">
            <text:p>F250</text:p>
          </table:table-cell>
          <table:table-cell office:value-type="string" table:style-name="ce4">
            <text:p>GENERAL MARINHO DA SILVA <text:s/>Nº651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LTON LEONARDO ALVES DE OLIVEIRA</text:p>
          </table:table-cell>
          <table:table-cell office:value-type="string" table:style-name="ce5">
            <text:p>MELHORADA</text:p>
          </table:table-cell>
          <table:table-cell office:value-type="float" office:value="53991736453" table:style-name="ce5">
            <text:p>53991736453</text:p>
          </table:table-cell>
          <table:table-cell office:value-type="date" office:date-value="2025-02-27T00:00:00" table:style-name="ce6">
            <text:p>27/02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BARRA DO RIBEIRO <text:s/>Nº17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ITA MERCEDES RODRIGUES DE OLIVEIRA</text:p>
          </table:table-cell>
          <table:table-cell office:value-type="string" table:style-name="ce5">
            <text:p>MELHORADA</text:p>
          </table:table-cell>
          <table:table-cell office:value-type="float" office:value="53984691614" table:style-name="ce5">
            <text:p>53984691614</text:p>
          </table:table-cell>
          <table:table-cell office:value-type="date" office:date-value="2025-03-02T00:00:00" table:style-name="ce6">
            <text:p>02/03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AV FERNANDO OSORIO <text:s/>Nº7727</text:p>
          </table:table-cell>
          <table:table-cell office:value-type="string" table:style-name="ce4">
            <text:p>CAPS TRÊS VENDA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BERTA OTT BEDERODE</text:p>
          </table:table-cell>
          <table:table-cell office:value-type="string" table:style-name="ce5">
            <text:p>MELHORADA</text:p>
          </table:table-cell>
          <table:table-cell office:value-type="float" office:value="53984052487" table:style-name="ce5">
            <text:p>53984052487</text:p>
          </table:table-cell>
          <table:table-cell office:value-type="date" office:date-value="2025-03-01T00:00:00" table:style-name="ce6">
            <text:p>01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VOLUNTARIOS DA PATRIA <text:s/>Nº52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SELAINE DE MOURA BRAGA</text:p>
          </table:table-cell>
          <table:table-cell office:value-type="string" table:style-name="ce5">
            <text:p>MELHORADA</text:p>
          </table:table-cell>
          <table:table-cell office:value-type="float" office:value="53991041146" table:style-name="ce5">
            <text:p>53991041146</text:p>
          </table:table-cell>
          <table:table-cell office:value-type="date" office:date-value="2025-02-28T00:00:00" table:style-name="ce6">
            <text:p>28/02/25</text:p>
          </table:table-cell>
          <table:table-cell office:value-type="string" table:style-name="ce5">
            <text:p>F302</text:p>
          </table:table-cell>
          <table:table-cell office:value-type="string" table:style-name="ce4">
            <text:p>RUA TRES <text:s/>Nº41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EI ROBERTO MACHADO CAMPOS</text:p>
          </table:table-cell>
          <table:table-cell office:value-type="string" table:style-name="ce5">
            <text:p>MELHORADA</text:p>
          </table:table-cell>
          <table:table-cell office:value-type="float" office:value="53991485895" table:style-name="ce5">
            <text:p>53991485895</text:p>
          </table:table-cell>
          <table:table-cell office:value-type="date" office:date-value="2025-02-28T00:00:00" table:style-name="ce6">
            <text:p>28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QUATRO <text:s/>Nº5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TONIO CARLOS DE MELO RODRIGUES</text:p>
          </table:table-cell>
          <table:table-cell office:value-type="string" table:style-name="ce5">
            <text:p>MELHORADA</text:p>
          </table:table-cell>
          <table:table-cell office:value-type="float" office:value="53991143980" table:style-name="ce5">
            <text:p>53991143980</text:p>
          </table:table-cell>
          <table:table-cell office:value-type="date" office:date-value="2025-02-28T00:00:00" table:style-name="ce6">
            <text:p>28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MONSENHOR DE QUEIROZ <text:s/>Nº49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A BEATRIZ ERAZABA</text:p>
          </table:table-cell>
          <table:table-cell office:value-type="string" table:style-name="ce5">
            <text:p>MELHORADA</text:p>
          </table:table-cell>
          <table:table-cell office:value-type="float" office:value="53984289918" table:style-name="ce5">
            <text:p>53984289918</text:p>
          </table:table-cell>
          <table:table-cell office:value-type="date" office:date-value="2025-02-28T00:00:00" table:style-name="ce6">
            <text:p>28/02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BENJAMIN CONSTANT <text:s/>Nº2107</text:p>
          </table:table-cell>
          <table:table-cell office:value-type="string" table:style-name="ce4">
            <text:p>CAPS <text:s/>CENTR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LIANA MOREDA PERES</text:p>
          </table:table-cell>
          <table:table-cell office:value-type="string" table:style-name="ce5">
            <text:p>MELHORADA</text:p>
          </table:table-cell>
          <table:table-cell office:value-type="float" office:value="53981418477" table:style-name="ce5">
            <text:p>53981418477</text:p>
          </table:table-cell>
          <table:table-cell office:value-type="date" office:date-value="2025-03-03T00:00:00" table:style-name="ce6">
            <text:p>03/03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DOUTOR BOA VENTURA LEITE Nº35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SEANE MOREIRA PEREIRA FELIX</text:p>
          </table:table-cell>
          <table:table-cell office:value-type="string" table:style-name="ce5">
            <text:p>MELHORADA</text:p>
          </table:table-cell>
          <table:table-cell office:value-type="float" office:value="53984789553" table:style-name="ce5">
            <text:p>53984789553</text:p>
          </table:table-cell>
          <table:table-cell office:value-type="date" office:date-value="2025-03-03T00:00:00" table:style-name="ce6">
            <text:p>03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ONZE <text:s/>Nº4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IMONE PEREIRA BUENO</text:p>
          </table:table-cell>
          <table:table-cell office:value-type="string" table:style-name="ce5">
            <text:p>MELHORADA</text:p>
          </table:table-cell>
          <table:table-cell office:value-type="float" office:value="53991345969" table:style-name="ce5">
            <text:p>53991345969</text:p>
          </table:table-cell>
          <table:table-cell office:value-type="date" office:date-value="2025-03-05T00:00:00" table:style-name="ce6">
            <text:p>05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OIS <text:s text:c="2"/>LOT DARCY RIBEIRO <text:s/>Nº4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PAULO CEZAR LIMA NOGUEIRA</text:p>
          </table:table-cell>
          <table:table-cell office:value-type="string" table:style-name="ce5">
            <text:p>MELHORADA</text:p>
          </table:table-cell>
          <table:table-cell office:value-type="float" office:value="53999115951" table:style-name="ce5">
            <text:p>53999115951</text:p>
          </table:table-cell>
          <table:table-cell office:value-type="date" office:date-value="2025-03-05T00:00:00" table:style-name="ce6">
            <text:p>05/03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SENADOR MENDONÇA <text:s/>Nº269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IGOR SOARES</text:p>
          </table:table-cell>
          <table:table-cell office:value-type="string" table:style-name="ce5">
            <text:p>MELHORADA</text:p>
          </table:table-cell>
          <table:table-cell office:value-type="float" office:value="53991893152" table:style-name="ce5">
            <text:p>53991893152</text:p>
          </table:table-cell>
          <table:table-cell office:value-type="date" office:date-value="2025-03-06T00:00:00" table:style-name="ce6">
            <text:p>06/03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VINTE E SETE <text:s/>Nº280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CLAUDIA REGINA PERACA GOULART</text:p>
          </table:table-cell>
          <table:table-cell office:value-type="string" table:style-name="ce5">
            <text:p>MELHORADA</text:p>
          </table:table-cell>
          <table:table-cell office:value-type="float" office:value="53991883501" table:style-name="ce5">
            <text:p>53991883501</text:p>
          </table:table-cell>
          <table:table-cell office:value-type="date" office:date-value="2025-03-06T00:00:00" table:style-name="ce6">
            <text:p>06/03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SÃO JOSE <text:s/>Nº7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VITOR DA SILVA TAVARES</text:p>
          </table:table-cell>
          <table:table-cell office:value-type="string" table:style-name="ce5">
            <text:p>MELHORADA</text:p>
          </table:table-cell>
          <table:table-cell office:value-type="float" office:value="53992124134" table:style-name="ce5">
            <text:p>53992124134</text:p>
          </table:table-cell>
          <table:table-cell office:value-type="date" office:date-value="2025-03-06T00:00:00" table:style-name="ce6">
            <text:p>06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FRANCISCO DA SILVA <text:s/>Nº2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LINE DA SILVA SCHEUNEMANN</text:p>
          </table:table-cell>
          <table:table-cell office:value-type="string" table:style-name="ce5">
            <text:p>MELHORADA</text:p>
          </table:table-cell>
          <table:table-cell office:value-type="float" office:value="53991054421" table:style-name="ce5">
            <text:p>53991054421</text:p>
          </table:table-cell>
          <table:table-cell office:value-type="date" office:date-value="2025-03-06T00:00:00" table:style-name="ce6">
            <text:p>06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DOIS <text:s/>Nº37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429</meta:generator>
    <meta:initial-creator>Usuário do Windows</meta:initial-creator>
    <dc:creator>Recepção Coordenação</dc:creator>
    <meta:creation-date>2016-07-13T11:42:24Z</meta:creation-date>
    <dc:date>2025-03-07T18:21:02Z</dc:date>
    <meta:print-date>2024-06-07T20:11:09Z</meta:print-date>
    <meta:editing-cycles>4109</meta:editing-cycles>
    <meta:editing-duration>PT4597053S</meta:editing-duration>
  </office:meta>
</office:document-meta>
</file>